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028cm"/>
    </style:style>
    <style:style style:name="P1" style:family="paragraph"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cm" svg:height="1.25cm" svg:x="7.6cm" svg:y="1.6cm">
          <draw:text-box>
            <text:p><text:span text:style-name="T1">Figure 2.2</text:span></text:p>
          </draw:text-box>
        </draw:frame>
        <draw:custom-shape draw:style-name="gr2" draw:text-style-name="P3" xml:id="id2" draw:id="id2" draw:layer="layout" svg:width="4.2cm" svg:height="2.2cm" svg:x="6.7cm" svg:y="7.5cm">
          <text:p text:style-name="P2"><text:span text:style-name="T2">Delete Product </text:span></text:p>
          <text:p text:style-name="P2"><text:span text:style-name="T2">= click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3" draw:id="id3" draw:layer="layout" svg:width="4.2cm" svg:height="2.2cm" svg:x="6.7cm" svg:y="11.4cm">
          <text:p text:style-name="P2"><text:span text:style-name="T2">Add member</text:span></text:p>
          <text:p text:style-name="P2"><text:span text:style-name="T2">= click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4" draw:id="id4" draw:layer="layout" svg:width="4.2cm" svg:height="2.2cm" svg:x="6.7cm" svg:y="15.3cm">
          <text:p text:style-name="P2"><text:span text:style-name="T2">Delete member</text:span></text:p>
          <text:p text:style-name="P2"><text:span text:style-name="T2">= click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5" draw:id="id5" draw:layer="layout" svg:width="4.2cm" svg:height="2.2cm" svg:x="6.7cm" svg:y="19.1cm">
          <text:p text:style-name="P2"><text:span text:style-name="T2">Add Employee</text:span></text:p>
          <text:p text:style-name="P2"><text:span text:style-name="T2">= click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" draw:id="id1" draw:layer="layout" svg:width="4.2cm" svg:height="2.2cm" svg:x="6.7cm" svg:y="4cm">
          <text:p text:style-name="P2"><text:span text:style-name="T2">Add Product </text:span></text:p>
          <text:p text:style-name="P2"><text:span text:style-name="T2">= click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6" draw:id="id6" draw:layer="layout" svg:width="4.2cm" svg:height="2.2cm" svg:x="6.7cm" svg:y="22.5cm">
          <text:p text:style-name="P2"><text:span text:style-name="T2">Delete Employee</text:span></text:p>
          <text:p text:style-name="P2"><text:span text:style-name="T2">= click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8.8cm" svg:y1="2.6cm" svg:x2="8.8cm" svg:y2="4.1cm">
          <text:p/>
        </draw:line>
        <draw:connector draw:style-name="gr4" draw:text-style-name="P2" draw:layer="layout" svg:x1="8.8cm" svg:y1="6.2cm" svg:x2="8.8cm" svg:y2="7.5cm" draw:start-shape="id1" draw:start-glue-point="6" draw:end-shape="id2" draw:end-glue-point="4" svg:d="M8800 6200v1300" svg:viewBox="0 0 1 1301">
          <text:p/>
        </draw:connector>
        <draw:connector draw:style-name="gr4" draw:text-style-name="P2" draw:layer="layout" svg:x1="8.8cm" svg:y1="9.7cm" svg:x2="8.8cm" svg:y2="11.4cm" draw:start-shape="id2" draw:start-glue-point="6" draw:end-shape="id3" draw:end-glue-point="4" svg:d="M8800 9700v1700" svg:viewBox="0 0 1 1701">
          <text:p/>
        </draw:connector>
        <draw:connector draw:style-name="gr4" draw:text-style-name="P2" draw:layer="layout" svg:x1="8.8cm" svg:y1="13.6cm" svg:x2="8.8cm" svg:y2="15.3cm" draw:start-shape="id3" draw:start-glue-point="6" draw:end-shape="id4" draw:end-glue-point="4" svg:d="M8800 13600v1700" svg:viewBox="0 0 1 1701">
          <text:p/>
        </draw:connector>
        <draw:connector draw:style-name="gr4" draw:text-style-name="P2" draw:layer="layout" svg:x1="8.8cm" svg:y1="17.5cm" svg:x2="8.8cm" svg:y2="19.1cm" draw:start-shape="id4" draw:start-glue-point="6" draw:end-shape="id5" draw:end-glue-point="4" svg:d="M8800 17500v1600" svg:viewBox="0 0 1 1601">
          <text:p/>
        </draw:connector>
        <draw:connector draw:style-name="gr4" draw:text-style-name="P2" draw:layer="layout" svg:x1="8.8cm" svg:y1="21.3cm" svg:x2="8.8cm" svg:y2="22.5cm" draw:start-shape="id5" draw:start-glue-point="6" draw:end-shape="id6" draw:end-glue-point="4" svg:d="M8800 21300v1200" svg:viewBox="0 0 1 1201">
          <text:p/>
        </draw:connector>
        <draw:frame draw:style-name="gr1" draw:text-style-name="P1" draw:layer="layout" svg:width="6.6cm" svg:height="1.25cm" svg:x="8.8cm" svg:y="6.55cm">
          <draw:text-box>
            <text:p><text:span text:style-name="T1">No</text:span></text:p>
          </draw:text-box>
        </draw:frame>
        <draw:connector draw:style-name="gr3" draw:text-style-name="P2" draw:layer="layout" svg:x1="8.8cm" svg:y1="6.2cm" svg:x2="8.8cm" svg:y2="7.5cm" draw:start-shape="id1" draw:start-glue-point="6" draw:end-shape="id2" draw:end-glue-point="4" svg:d="M8800 6200v1300" svg:viewBox="0 0 1 1301">
          <text:p/>
        </draw:connector>
        <draw:connector draw:style-name="gr3" draw:text-style-name="P2" draw:layer="layout" svg:x1="8.8cm" svg:y1="9.7cm" svg:x2="8.8cm" svg:y2="11.4cm" draw:start-shape="id2" draw:start-glue-point="6" draw:end-shape="id3" draw:end-glue-point="4" svg:d="M8800 9700v1700" svg:viewBox="0 0 1 1701">
          <text:p/>
        </draw:connector>
        <draw:connector draw:style-name="gr3" draw:text-style-name="P2" draw:layer="layout" svg:x1="8.8cm" svg:y1="13.6cm" svg:x2="8.8cm" svg:y2="15.3cm" draw:start-shape="id3" draw:start-glue-point="6" draw:end-shape="id4" draw:end-glue-point="4" svg:d="M8800 13600v1700" svg:viewBox="0 0 1 1701">
          <text:p/>
        </draw:connector>
        <draw:connector draw:style-name="gr3" draw:text-style-name="P2" draw:layer="layout" svg:x1="8.8cm" svg:y1="17.5cm" svg:x2="8.8cm" svg:y2="19.1cm" draw:start-shape="id4" draw:start-glue-point="6" draw:end-shape="id5" draw:end-glue-point="4" svg:d="M8800 17500v1600" svg:viewBox="0 0 1 1601">
          <text:p/>
        </draw:connector>
        <draw:connector draw:style-name="gr3" draw:text-style-name="P2" draw:layer="layout" svg:x1="8.8cm" svg:y1="21.3cm" svg:x2="8.8cm" svg:y2="22.5cm" draw:start-shape="id5" draw:start-glue-point="6" draw:end-shape="id6" draw:end-glue-point="4" svg:d="M8800 21300v1200" svg:viewBox="0 0 1 1201">
          <text:p/>
        </draw:connector>
        <draw:frame draw:style-name="gr1" draw:text-style-name="P1" draw:layer="layout" svg:width="6.6cm" svg:height="1.25cm" svg:x="8.8cm" svg:y="10.2cm">
          <draw:text-box>
            <text:p><text:span text:style-name="T1">No</text:span></text:p>
          </draw:text-box>
        </draw:frame>
        <draw:frame draw:style-name="gr1" draw:text-style-name="P1" draw:layer="layout" svg:width="6.6cm" svg:height="1.25cm" svg:x="9cm" svg:y="14.4cm">
          <draw:text-box>
            <text:p><text:span text:style-name="T1">No</text:span></text:p>
          </draw:text-box>
        </draw:frame>
        <draw:frame draw:style-name="gr1" draw:text-style-name="P1" draw:layer="layout" svg:width="6.6cm" svg:height="1.25cm" svg:x="8.9cm" svg:y="21.5cm">
          <draw:text-box>
            <text:p><text:span text:style-name="T1">No</text:span></text:p>
          </draw:text-box>
        </draw:frame>
        <draw:frame draw:style-name="gr1" draw:text-style-name="P1" draw:layer="layout" svg:width="6.6cm" svg:height="1.25cm" svg:x="8.8cm" svg:y="18.3cm">
          <draw:text-box>
            <text:p><text:span text:style-name="T1">No</text:span></text:p>
          </draw:text-box>
        </draw:frame>
        <draw:custom-shape draw:style-name="gr2" draw:text-style-name="P3" xml:id="id7" draw:id="id7" draw:layer="layout" svg:width="4.2cm" svg:height="2.2cm" svg:x="6.7cm" svg:y="26.1cm">
          <text:p text:style-name="P2"><text:span text:style-name="T2">Log Off </text:span></text:p>
          <text:p text:style-name="P2"><text:span text:style-name="T2">= Click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8.8cm" svg:y1="24.7cm" svg:x2="8.8cm" svg:y2="26.1cm" draw:start-shape="id6" draw:start-glue-point="6" draw:end-shape="id7" draw:end-glue-point="4" svg:d="M8800 24700v1400" svg:viewBox="0 0 1 1401">
          <text:p/>
        </draw:connector>
        <draw:frame draw:style-name="gr1" draw:text-style-name="P1" draw:layer="layout" svg:width="6.6cm" svg:height="1.25cm" svg:x="8.9cm" svg:y="24.95cm">
          <draw:text-box>
            <text:p><text:span text:style-name="T1">No</text:span></text:p>
          </draw:text-box>
        </draw:frame>
        <draw:connector draw:style-name="gr3" draw:text-style-name="P2" draw:layer="layout" draw:line-skew="-0.95cm" svg:x1="6.7cm" svg:y1="27.2cm" svg:x2="6.7cm" svg:y2="5.1cm" draw:start-shape="id7" draw:start-glue-point="5" draw:end-shape="id1" draw:end-glue-point="5" svg:d="M6700 27200h-1500v-22100h1500" svg:viewBox="0 0 1501 22101">
          <text:p/>
        </draw:connector>
        <draw:frame draw:style-name="gr1" draw:text-style-name="P1" draw:layer="layout" svg:width="6.6cm" svg:height="1.25cm" svg:x="4.1cm" svg:y="15cm">
          <draw:text-box>
            <text:p><text:span text:style-name="T1">No</text:span></text:p>
          </draw:text-box>
        </draw:frame>
        <draw:g xml:id="id8" draw:id="id8">
          <draw:g>
            <draw:line draw:style-name="gr5" draw:text-style-name="P2" draw:layer="layout" svg:x1="14.549cm" svg:y1="26.5cm" svg:x2="17.305cm" svg:y2="26.5cm">
              <text:p/>
            </draw:line>
            <draw:line draw:style-name="gr5" draw:text-style-name="P2" draw:layer="layout" svg:x1="14.6cm" svg:y1="27.535cm" svg:x2="17.201cm" svg:y2="27.535cm">
              <text:p/>
            </draw:line>
            <draw:path draw:style-name="gr5" draw:text-style-name="P2" draw:layer="layout" svg:width="0.794cm" svg:height="0.626cm" draw:transform="skewX (-0.0483456202802429) rotate (2.27137148854542) translate (14.599654465493cm 27.5352180215321cm)" svg:viewBox="0 0 795 627" svg:d="M0 0c642-2 795 627 795 627">
              <text:p/>
            </draw:path>
            <draw:path draw:style-name="gr5" draw:text-style-name="P2" draw:layer="layout" svg:width="0.792cm" svg:height="0.645cm" draw:transform="skewX (0.0251327412287183) rotate (-2.29528249929774) translate (17.7251868458263cm 26.9410802462898cm)" svg:viewBox="0 0 793 646" svg:d="M793 0c-641 14-793 646-793 646">
              <text:p/>
            </draw:path>
            <draw:frame draw:style-name="gr6" draw:text-style-name="P3" draw:layer="layout" svg:width="2.135cm" svg:height="1.278cm" svg:x="14.883cm" svg:y="26.722cm">
              <draw:text-box>
                <text:p text:style-name="P2"><text:span text:style-name="T2">Stop</text:span></text:p>
              </draw:text-box>
            </draw:frame>
          </draw:g>
        </draw:g>
        <draw:connector draw:style-name="gr3" draw:text-style-name="P2" draw:layer="layout" svg:x1="10.9cm" svg:y1="27.2cm" svg:x2="14.4cm" svg:y2="27.25cm" draw:start-shape="id7" draw:start-glue-point="7" draw:end-shape="id8" svg:d="M10900 27200h1751v50h1749" svg:viewBox="0 0 3501 51">
          <text:p/>
        </draw:connector>
        <draw:frame draw:style-name="gr1" draw:text-style-name="P1" draw:layer="layout" svg:width="6.6cm" svg:height="1.25cm" svg:x="11.9cm" svg:y="26.45cm">
          <draw:text-box>
            <text:p><text:span text:style-name="T1">Yes</text:span></text:p>
          </draw:text-box>
        </draw:frame>
        <draw:line draw:style-name="gr3" draw:text-style-name="P2" draw:layer="layout" svg:x1="10.9cm" svg:y1="23.6cm" svg:x2="13.9cm" svg:y2="23.6cm">
          <text:p/>
        </draw:line>
        <draw:line draw:style-name="gr3" draw:text-style-name="P2" draw:layer="layout" svg:x1="10.775cm" svg:y1="20.2cm" svg:x2="13.775cm" svg:y2="20.2cm">
          <text:p/>
        </draw:line>
        <draw:line draw:style-name="gr3" draw:text-style-name="P2" draw:layer="layout" svg:x1="10.75cm" svg:y1="16.4cm" svg:x2="13.75cm" svg:y2="16.4cm">
          <text:p/>
        </draw:line>
        <draw:line draw:style-name="gr3" draw:text-style-name="P2" draw:layer="layout" svg:x1="10.725cm" svg:y1="12.5cm" svg:x2="13.725cm" svg:y2="12.5cm">
          <text:p/>
        </draw:line>
        <draw:line draw:style-name="gr3" draw:text-style-name="P2" draw:layer="layout" svg:x1="10.7cm" svg:y1="8.6cm" svg:x2="13.7cm" svg:y2="8.6cm">
          <text:p/>
        </draw:line>
        <draw:line draw:style-name="gr3" draw:text-style-name="P2" draw:layer="layout" svg:x1="10.675cm" svg:y1="5.1cm" svg:x2="13.675cm" svg:y2="5.1cm">
          <text:p/>
        </draw:line>
        <draw:frame draw:style-name="gr1" draw:text-style-name="P1" draw:layer="layout" svg:width="6.6cm" svg:height="1.25cm" svg:x="11.4cm" svg:y="22.8cm">
          <draw:text-box>
            <text:p><text:span text:style-name="T1">Yes</text:span></text:p>
          </draw:text-box>
        </draw:frame>
        <draw:frame draw:style-name="gr1" draw:text-style-name="P1" draw:layer="layout" svg:width="6.6cm" svg:height="1.25cm" svg:x="11.2cm" svg:y="19.45cm">
          <draw:text-box>
            <text:p><text:span text:style-name="T1">Yes</text:span></text:p>
          </draw:text-box>
        </draw:frame>
        <draw:frame draw:style-name="gr1" draw:text-style-name="P1" draw:layer="layout" svg:width="6.6cm" svg:height="1.25cm" svg:x="11.3cm" svg:y="15.6cm">
          <draw:text-box>
            <text:p><text:span text:style-name="T1">Yes</text:span></text:p>
          </draw:text-box>
        </draw:frame>
        <draw:frame draw:style-name="gr1" draw:text-style-name="P1" draw:layer="layout" svg:width="6.6cm" svg:height="1.25cm" svg:x="11.4cm" svg:y="11.7cm">
          <draw:text-box>
            <text:p><text:span text:style-name="T1">Yes</text:span></text:p>
          </draw:text-box>
        </draw:frame>
        <draw:frame draw:style-name="gr1" draw:text-style-name="P1" draw:layer="layout" svg:width="6.6cm" svg:height="1.25cm" svg:x="11.2cm" svg:y="7.85cm">
          <draw:text-box>
            <text:p><text:span text:style-name="T1">Yes</text:span></text:p>
          </draw:text-box>
        </draw:frame>
        <draw:frame draw:style-name="gr1" draw:text-style-name="P1" draw:layer="layout" svg:width="6.6cm" svg:height="1.25cm" svg:x="13.7cm" svg:y="8.25cm">
          <draw:text-box>
            <text:p><text:span text:style-name="T1">Figure 2.7 </text:span></text:p>
          </draw:text-box>
        </draw:frame>
        <draw:frame draw:style-name="gr1" draw:text-style-name="P1" draw:layer="layout" svg:width="6.6cm" svg:height="1.25cm" svg:x="13.7cm" svg:y="12.1cm">
          <draw:text-box>
            <text:p><text:span text:style-name="T1">Figure 2.8 </text:span></text:p>
          </draw:text-box>
        </draw:frame>
        <draw:frame draw:style-name="gr1" draw:text-style-name="P1" draw:layer="layout" svg:width="6.6cm" svg:height="1.25cm" svg:x="13.7cm" svg:y="16cm">
          <draw:text-box>
            <text:p><text:span text:style-name="T1">Figure 2.9 </text:span></text:p>
          </draw:text-box>
        </draw:frame>
        <draw:frame draw:style-name="gr1" draw:text-style-name="P1" draw:layer="layout" svg:width="6.6cm" svg:height="1.25cm" svg:x="13.7cm" svg:y="19.8cm">
          <draw:text-box>
            <text:p><text:span text:style-name="T1">Figure 2.10 </text:span></text:p>
          </draw:text-box>
        </draw:frame>
        <draw:frame draw:style-name="gr1" draw:text-style-name="P1" draw:layer="layout" svg:width="6.6cm" svg:height="1.25cm" svg:x="13.7cm" svg:y="23.2cm">
          <draw:text-box>
            <text:p><text:span text:style-name="T1">Figure 2.11</text:span></text:p>
          </draw:text-box>
        </draw:frame>
        <draw:frame draw:style-name="gr1" draw:text-style-name="P1" draw:layer="layout" svg:width="6.6cm" svg:height="1.25cm" svg:x="13.7cm" svg:y="4.75cm">
          <draw:text-box>
            <text:p><text:span text:style-name="T1">Figure 2.6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01:10:16.872000000</meta:creation-date>
    <dc:date>2014-12-05T02:07:51.730000000</dc:date>
    <meta:editing-duration>PT42M23S</meta:editing-duration>
    <meta:editing-cycles>2</meta:editing-cycles>
    <meta:generator>LibreOffice/4.2.6.3$Windows_x86 LibreOffice_project/3fd416d4c6db7d3204c17ce57a1d70f6e531ee21</meta:generator>
    <meta:document-statistic meta:object-count="54"/>
  </office:meta>
</office:document-meta>
</file>